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uly_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22" table:default-cell-style-name="ce7"/>
        <table:table-column table:style-name="co23" table:default-cell-style-name="ce7"/>
        <table:table-column table:style-name="co6" table:default-cell-style-name="ce7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30" table:style-name="ce5">
            <text:p>330</text:p>
          </table:table-cell>
          <table:table-cell office:value-type="float" office:value="315.63351999999998" table:style-name="ce5">
            <text:p>316</text:p>
          </table:table-cell>
          <table:table-cell office:value-type="float" office:value="785" table:style-name="ce5">
            <text:p>785</text:p>
          </table:table-cell>
          <table:table-cell office:value-type="float" office:value="760.80919999999992" table:style-name="ce5">
            <text:p>761</text:p>
          </table:table-cell>
          <table:table-cell office:value-type="float" office:value="4074" table:style-name="ce5">
            <text:p>4,074</text:p>
          </table:table-cell>
          <table:table-cell office:value-type="float" office:value="3969.2147599999985" table:style-name="ce5">
            <text:p>3,969</text:p>
          </table:table-cell>
          <table:table-cell office:value-type="float" office:value="2487" table:style-name="ce5">
            <text:p>2,487</text:p>
          </table:table-cell>
          <table:table-cell office:value-type="float" office:value="2434.1660999999999" table:style-name="ce5">
            <text:p>2,434</text:p>
          </table:table-cell>
          <table:table-cell office:value-type="float" office:value="177" table:style-name="ce5">
            <text:p>177</text:p>
          </table:table-cell>
          <table:table-cell office:value-type="float" office:value="171.72136999999998" table:style-name="ce5">
            <text:p>172</text:p>
          </table:table-cell>
          <table:table-cell office:value-type="float" office:value="30" table:style-name="ce5">
            <text:p>30</text:p>
          </table:table-cell>
          <table:table-cell office:value-type="float" office:value="28.526229999999998" table:style-name="ce5">
            <text:p>29</text:p>
          </table:table-cell>
          <table:table-cell office:value-type="float" office:value="7883" table:style-name="ce5">
            <text:p>7,883</text:p>
          </table:table-cell>
          <table:table-cell office:value-type="float" office:value="7680.071179999999" table:style-name="ce5">
            <text:p>7,680</text:p>
          </table:table-cell>
          <table:table-cell office:value-type="float" office:value="54" table:style-name="ce5">
            <text:p>54</text:p>
          </table:table-cell>
          <table:table-cell office:value-type="float" office:value="47.459999999999994" table:style-name="ce5">
            <text:p>47</text:p>
          </table:table-cell>
          <table:table-cell office:value-type="float" office:value="60" table:style-name="ce5">
            <text:p>60</text:p>
          </table:table-cell>
          <table:table-cell office:value-type="float" office:value="55.16" table:style-name="ce5">
            <text:p>55</text:p>
          </table:table-cell>
          <table:table-cell office:value-type="float" office:value="547" table:style-name="ce5">
            <text:p>547</text:p>
          </table:table-cell>
          <table:table-cell office:value-type="float" office:value="547" table:style-name="ce5">
            <text:p>547</text:p>
          </table:table-cell>
          <table:table-cell office:value-type="float" office:value="661" table:style-name="ce5">
            <text:p>661</text:p>
          </table:table-cell>
          <table:table-cell office:value-type="float" office:value="649.62" table:style-name="ce5">
            <text:p>650</text:p>
          </table:table-cell>
          <table:table-cell office:value-type="float" office:value="0" table:style-name="ce5">
            <text:p>0</text:p>
          </table:table-cell>
          <table:table-cell office:value-type="float" office:value="8544" table:style-name="ce5">
            <text:p>8,544</text:p>
          </table:table-cell>
          <table:table-cell office:value-type="float" office:value="8329.6911799999998" table:style-name="ce5">
            <text:p>8,330</text:p>
          </table:table-cell>
          <table:table-cell office:value-type="float" office:value="29840690.390000001" table:style-name="ce5">
            <text:p>29,840,690</text:p>
          </table:table-cell>
          <table:table-cell office:value-type="float" office:value="1195636.5099999998" table:style-name="ce5">
            <text:p>1,195,637</text:p>
          </table:table-cell>
          <table:table-cell office:value-type="float" office:value="866064.1" table:style-name="ce5">
            <text:p>866,064</text:p>
          </table:table-cell>
          <table:table-cell office:value-type="float" office:value="96285.78" table:style-name="ce5">
            <text:p>96,286</text:p>
          </table:table-cell>
          <table:table-cell office:value-type="float" office:value="8675712.7199999988" table:style-name="ce5">
            <text:p>8,675,713</text:p>
          </table:table-cell>
          <table:table-cell office:value-type="float" office:value="4550656.07" table:style-name="ce5">
            <text:p>4,550,656</text:p>
          </table:table-cell>
          <table:table-cell office:value-type="float" office:value="45225045.57" table:style-name="ce5">
            <text:p>45,225,046</text:p>
          </table:table-cell>
          <table:table-cell office:value-type="float" office:value="7713652.9000000013" table:style-name="ce6">
            <text:p>7,713,653</text:p>
          </table:table-cell>
          <table:table-cell office:value-type="float" office:value="3055630.1100000003" table:style-name="ce6">
            <text:p>3,055,630</text:p>
          </table:table-cell>
          <table:table-cell office:value-type="float" office:value="10769283.010000002" table:style-name="ce6">
            <text:p>10,769,283</text:p>
          </table:table-cell>
          <table:table-cell office:value-type="float" office:value="55994328.579999998" table:style-name="ce6">
            <text:p>55,994,32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33" table:style-name="ce5">
            <text:p>133</text:p>
          </table:table-cell>
          <table:table-cell office:value-type="float" office:value="121.55003000000002" table:style-name="ce5">
            <text:p>122</text:p>
          </table:table-cell>
          <table:table-cell office:value-type="float" office:value="97" table:style-name="ce5">
            <text:p>97</text:p>
          </table:table-cell>
          <table:table-cell office:value-type="float" office:value="89.441629999999989" table:style-name="ce5">
            <text:p>89</text:p>
          </table:table-cell>
          <table:table-cell office:value-type="float" office:value="86" table:style-name="ce5">
            <text:p>86</text:p>
          </table:table-cell>
          <table:table-cell office:value-type="float" office:value="83.08108" table:style-name="ce5">
            <text:p>83</text:p>
          </table:table-cell>
          <table:table-cell office:value-type="float" office:value="10" table:style-name="ce5">
            <text:p>10</text:p>
          </table:table-cell>
          <table:table-cell office:value-type="float" office:value="8.7027000000000001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8" table:style-name="ce5">
            <text:p>328</text:p>
          </table:table-cell>
          <table:table-cell office:value-type="float" office:value="304.77544" table:style-name="ce5">
            <text:p>305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30" table:style-name="ce5">
            <text:p>330</text:p>
          </table:table-cell>
          <table:table-cell office:value-type="float" office:value="306.77544" table:style-name="ce5">
            <text:p>307</text:p>
          </table:table-cell>
          <table:table-cell office:value-type="float" office:value="735345.62" table:style-name="ce5">
            <text:p>735,346</text:p>
          </table:table-cell>
          <table:table-cell office:value-type="float" office:value="7588.18" table:style-name="ce5">
            <text:p>7,588</text:p>
          </table:table-cell>
          <table:table-cell office:value-type="float" office:value="8878.0999999999985" table:style-name="ce5">
            <text:p>8,878</text:p>
          </table:table-cell>
          <table:table-cell office:value-type="float" office:value="19349.100000000002" table:style-name="ce5">
            <text:p>19,349</text:p>
          </table:table-cell>
          <table:table-cell office:value-type="float" office:value="214571.36" table:style-name="ce5">
            <text:p>214,571</text:p>
          </table:table-cell>
          <table:table-cell office:value-type="float" office:value="70715.789999999994" table:style-name="ce5">
            <text:p>70,716</text:p>
          </table:table-cell>
          <table:table-cell office:value-type="float" office:value="1056448.1499999999" table:style-name="ce5">
            <text:p>1,056,448</text:p>
          </table:table-cell>
          <table:table-cell office:value-type="float" office:value="2584.37" table:style-name="ce6">
            <text:p>2,584</text:p>
          </table:table-cell>
          <table:table-cell office:value-type="float" office:value="0" table:style-name="ce6">
            <text:p>0</text:p>
          </table:table-cell>
          <table:table-cell office:value-type="float" office:value="2584.37" table:style-name="ce6">
            <text:p>2,584</text:p>
          </table:table-cell>
          <table:table-cell office:value-type="float" office:value="1059032.52" table:style-name="ce6">
            <text:p>1,059,033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299" table:style-name="ce5">
            <text:p>9,299</text:p>
          </table:table-cell>
          <table:table-cell office:value-type="float" office:value="8114.7851400001064" table:style-name="ce5">
            <text:p>8,115</text:p>
          </table:table-cell>
          <table:table-cell office:value-type="float" office:value="2844" table:style-name="ce5">
            <text:p>2,844</text:p>
          </table:table-cell>
          <table:table-cell office:value-type="float" office:value="2687.4464099999941" table:style-name="ce5">
            <text:p>2,687</text:p>
          </table:table-cell>
          <table:table-cell office:value-type="float" office:value="2971" table:style-name="ce5">
            <text:p>2,971</text:p>
          </table:table-cell>
          <table:table-cell office:value-type="float" office:value="2820.0789299999933" table:style-name="ce5">
            <text:p>2,820</text:p>
          </table:table-cell>
          <table:table-cell office:value-type="float" office:value="779" table:style-name="ce5">
            <text:p>779</text:p>
          </table:table-cell>
          <table:table-cell office:value-type="float" office:value="757.8675300000001" table:style-name="ce5">
            <text:p>758</text:p>
          </table:table-cell>
          <table:table-cell office:value-type="float" office:value="69" table:style-name="ce5">
            <text:p>69</text:p>
          </table:table-cell>
          <table:table-cell office:value-type="float" office:value="68.416669999999996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62" table:style-name="ce5">
            <text:p>15,962</text:p>
          </table:table-cell>
          <table:table-cell office:value-type="float" office:value="14448.594680000095" table:style-name="ce5">
            <text:p>14,449</text:p>
          </table:table-cell>
          <table:table-cell office:value-type="float" office:value="1777.07" table:style-name="ce5">
            <text:p>1,777</text:p>
          </table:table-cell>
          <table:table-cell office:value-type="float" office:value="1777.07" table:style-name="ce5">
            <text:p>1,777</text:p>
          </table:table-cell>
          <table:table-cell office:value-type="float" office:value="5.24" table:style-name="ce5">
            <text:p>5</text:p>
          </table:table-cell>
          <table:table-cell office:value-type="float" office:value="5.2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82.31" table:style-name="ce5">
            <text:p>1,782</text:p>
          </table:table-cell>
          <table:table-cell office:value-type="float" office:value="1782.31" table:style-name="ce5">
            <text:p>1,782</text:p>
          </table:table-cell>
          <table:table-cell office:value-type="float" office:value="0" table:style-name="ce5">
            <text:p>0</text:p>
          </table:table-cell>
          <table:table-cell office:value-type="float" office:value="17744.310000000001" table:style-name="ce5">
            <text:p>17,744</text:p>
          </table:table-cell>
          <table:table-cell office:value-type="float" office:value="16230.904680000094" table:style-name="ce5">
            <text:p>16,231</text:p>
          </table:table-cell>
          <table:table-cell office:value-type="float" office:value="35850938.710000001" table:style-name="ce5">
            <text:p>35,850,939</text:p>
          </table:table-cell>
          <table:table-cell office:value-type="float" office:value="679966.82000000007" table:style-name="ce5">
            <text:p>679,967</text:p>
          </table:table-cell>
          <table:table-cell office:value-type="float" office:value="869810.44000000006" table:style-name="ce5">
            <text:p>869,810</text:p>
          </table:table-cell>
          <table:table-cell office:value-type="float" office:value="749924.64999999991" table:style-name="ce5">
            <text:p>749,925</text:p>
          </table:table-cell>
          <table:table-cell office:value-type="float" office:value="10335360.279999997" table:style-name="ce5">
            <text:p>10,335,360</text:p>
          </table:table-cell>
          <table:table-cell office:value-type="float" office:value="3673399.11" table:style-name="ce5">
            <text:p>3,673,399</text:p>
          </table:table-cell>
          <table:table-cell office:value-type="float" office:value="52159400.00999999" table:style-name="ce5">
            <text:p>52,159,400</text:p>
          </table:table-cell>
          <table:table-cell office:value-type="float" office:value="5991652.1800000006" table:style-name="ce6">
            <text:p>5,991,652</text:p>
          </table:table-cell>
          <table:table-cell office:value-type="float" office:value="-6036" table:style-name="ce6">
            <text:p>-6,036</text:p>
          </table:table-cell>
          <table:table-cell office:value-type="float" office:value="5985616.1800000006" table:style-name="ce6">
            <text:p>5,985,616</text:p>
          </table:table-cell>
          <table:table-cell office:value-type="float" office:value="58145016.18999999" table:style-name="ce6">
            <text:p>58,145,016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92" table:style-name="ce5">
            <text:p>492</text:p>
          </table:table-cell>
          <table:table-cell office:value-type="float" office:value="436.33979000000051" table:style-name="ce5">
            <text:p>436</text:p>
          </table:table-cell>
          <table:table-cell office:value-type="float" office:value="368" table:style-name="ce5">
            <text:p>368</text:p>
          </table:table-cell>
          <table:table-cell office:value-type="float" office:value="342.31412000000006" table:style-name="ce5">
            <text:p>342</text:p>
          </table:table-cell>
          <table:table-cell office:value-type="float" office:value="337" table:style-name="ce5">
            <text:p>337</text:p>
          </table:table-cell>
          <table:table-cell office:value-type="float" office:value="323.79379000000012" table:style-name="ce5">
            <text:p>324</text:p>
          </table:table-cell>
          <table:table-cell office:value-type="float" office:value="96" table:style-name="ce5">
            <text:p>96</text:p>
          </table:table-cell>
          <table:table-cell office:value-type="float" office:value="94.675690000000003" table:style-name="ce5">
            <text:p>95</text:p>
          </table:table-cell>
          <table:table-cell office:value-type="float" office:value="11" table:style-name="ce5">
            <text:p>11</text:p>
          </table:table-cell>
          <table:table-cell office:value-type="float" office:value="10.0653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4" table:style-name="ce5">
            <text:p>1,304</text:p>
          </table:table-cell>
          <table:table-cell office:value-type="float" office:value="1207.1887100000006" table:style-name="ce5">
            <text:p>1,2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4" table:style-name="ce5">
            <text:p>1,304</text:p>
          </table:table-cell>
          <table:table-cell office:value-type="float" office:value="1207.1887100000006" table:style-name="ce5">
            <text:p>1,207</text:p>
          </table:table-cell>
          <table:table-cell office:value-type="float" office:value="3433989.2199999997" table:style-name="ce5">
            <text:p>3,433,989</text:p>
          </table:table-cell>
          <table:table-cell office:value-type="float" office:value="22589.760000000002" table:style-name="ce5">
            <text:p>22,590</text:p>
          </table:table-cell>
          <table:table-cell office:value-type="float" office:value="58619.85" table:style-name="ce5">
            <text:p>58,620</text:p>
          </table:table-cell>
          <table:table-cell office:value-type="float" office:value="56982.009999999995" table:style-name="ce5">
            <text:p>56,982</text:p>
          </table:table-cell>
          <table:table-cell office:value-type="float" office:value="826742.56" table:style-name="ce5">
            <text:p>826,743</text:p>
          </table:table-cell>
          <table:table-cell office:value-type="float" office:value="309519.87" table:style-name="ce5">
            <text:p>309,520</text:p>
          </table:table-cell>
          <table:table-cell office:value-type="float" office:value="4708443.2699999996" table:style-name="ce5">
            <text:p>4,708,443</text:p>
          </table:table-cell>
          <table:table-cell office:value-type="float" office:value="34600" table:style-name="ce6">
            <text:p>34,600</text:p>
          </table:table-cell>
          <table:table-cell office:value-type="float" office:value="0" table:style-name="ce6">
            <text:p>0</text:p>
          </table:table-cell>
          <table:table-cell office:value-type="float" office:value="34600" table:style-name="ce6">
            <text:p>34,600</text:p>
          </table:table-cell>
          <table:table-cell office:value-type="float" office:value="4743043.2699999996" table:style-name="ce6">
            <text:p>4,743,043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30443" table:style-name="ce5">
            <text:p>30,443</text:p>
          </table:table-cell>
          <table:table-cell office:value-type="float" office:value="28750.021770000272" table:style-name="ce5">
            <text:p>28,750</text:p>
          </table:table-cell>
          <table:table-cell office:value-type="float" office:value="7398" table:style-name="ce5">
            <text:p>7,398</text:p>
          </table:table-cell>
          <table:table-cell office:value-type="float" office:value="7060.5465900000509" table:style-name="ce5">
            <text:p>7,061</text:p>
          </table:table-cell>
          <table:table-cell office:value-type="float" office:value="7680" table:style-name="ce5">
            <text:p>7,680</text:p>
          </table:table-cell>
          <table:table-cell office:value-type="float" office:value="7324.3761500000246" table:style-name="ce5">
            <text:p>7,324</text:p>
          </table:table-cell>
          <table:table-cell office:value-type="float" office:value="897" table:style-name="ce5">
            <text:p>897</text:p>
          </table:table-cell>
          <table:table-cell office:value-type="float" office:value="883.26623000000006" table:style-name="ce5">
            <text:p>883</text:p>
          </table:table-cell>
          <table:table-cell office:value-type="float" office:value="58" table:style-name="ce5">
            <text:p>58</text:p>
          </table:table-cell>
          <table:table-cell office:value-type="float" office:value="57.310809999999996" table:style-name="ce5">
            <text:p>57</text:p>
          </table:table-cell>
          <table:table-cell office:value-type="float" office:value="22391" table:style-name="ce5">
            <text:p>22,391</text:p>
          </table:table-cell>
          <table:table-cell office:value-type="float" office:value="20738.397709999939" table:style-name="ce5">
            <text:p>20,738</text:p>
          </table:table-cell>
          <table:table-cell office:value-type="float" office:value="68867" table:style-name="ce5">
            <text:p>68,867</text:p>
          </table:table-cell>
          <table:table-cell office:value-type="float" office:value="64813.919260000293" table:style-name="ce5">
            <text:p>64,814</text:p>
          </table:table-cell>
          <table:table-cell office:value-type="float" office:value="942.17580799936286" table:style-name="ce5">
            <text:p>942</text:p>
          </table:table-cell>
          <table:table-cell office:value-type="float" office:value="942.17580799936286" table:style-name="ce5">
            <text:p>942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2.37580800234309" table:style-name="ce5">
            <text:p>942</text:p>
          </table:table-cell>
          <table:table-cell office:value-type="float" office:value="942.37580800234309" table:style-name="ce5">
            <text:p>942</text:p>
          </table:table-cell>
          <table:table-cell office:value-type="float" office:value="0" table:style-name="ce5">
            <text:p>0</text:p>
          </table:table-cell>
          <table:table-cell office:value-type="float" office:value="69809.37580800234" table:style-name="ce5">
            <text:p>69,809</text:p>
          </table:table-cell>
          <table:table-cell office:value-type="float" office:value="65756.295068002641" table:style-name="ce5">
            <text:p>65,756</text:p>
          </table:table-cell>
          <table:table-cell office:value-type="float" office:value="190973731.66999996" table:style-name="ce5">
            <text:p>190,973,732</text:p>
          </table:table-cell>
          <table:table-cell office:value-type="float" office:value="21678587.150000002" table:style-name="ce5">
            <text:p>21,678,587</text:p>
          </table:table-cell>
          <table:table-cell office:value-type="float" office:value="543293.65" table:style-name="ce5">
            <text:p>543,294</text:p>
          </table:table-cell>
          <table:table-cell office:value-type="float" office:value="8593110.0100000016" table:style-name="ce5">
            <text:p>8,593,110</text:p>
          </table:table-cell>
          <table:table-cell office:value-type="float" office:value="53000496.979999997" table:style-name="ce5">
            <text:p>53,000,497</text:p>
          </table:table-cell>
          <table:table-cell office:value-type="float" office:value="20283280.039999999" table:style-name="ce5">
            <text:p>20,283,280</text:p>
          </table:table-cell>
          <table:table-cell office:value-type="float" office:value="295072499.5" table:style-name="ce5">
            <text:p>295,072,500</text:p>
          </table:table-cell>
          <table:table-cell office:value-type="float" office:value="2201118.67" table:style-name="ce6">
            <text:p>2,201,119</text:p>
          </table:table-cell>
          <table:table-cell office:value-type="float" office:value="23565.46" table:style-name="ce6">
            <text:p>23,565</text:p>
          </table:table-cell>
          <table:table-cell office:value-type="float" office:value="2224684.13" table:style-name="ce6">
            <text:p>2,224,684</text:p>
          </table:table-cell>
          <table:table-cell office:value-type="float" office:value="297297183.63" table:style-name="ce6">
            <text:p>297,297,184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40" table:style-name="ce5">
            <text:p>1,140</text:p>
          </table:table-cell>
          <table:table-cell office:value-type="float" office:value="1035.4751699999963" table:style-name="ce5">
            <text:p>1,035</text:p>
          </table:table-cell>
          <table:table-cell office:value-type="float" office:value="466" table:style-name="ce5">
            <text:p>466</text:p>
          </table:table-cell>
          <table:table-cell office:value-type="float" office:value="445.3848500000002" table:style-name="ce5">
            <text:p>445</text:p>
          </table:table-cell>
          <table:table-cell office:value-type="float" office:value="188" table:style-name="ce5">
            <text:p>188</text:p>
          </table:table-cell>
          <table:table-cell office:value-type="float" office:value="177.15488000000002" table:style-name="ce5">
            <text:p>177</text:p>
          </table:table-cell>
          <table:table-cell office:value-type="float" office:value="44" table:style-name="ce5">
            <text:p>44</text:p>
          </table:table-cell>
          <table:table-cell office:value-type="float" office:value="43.475670000000001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42" table:style-name="ce5">
            <text:p>1,842</text:p>
          </table:table-cell>
          <table:table-cell office:value-type="float" office:value="1705.4905699999965" table:style-name="ce5">
            <text:p>1,705</text:p>
          </table:table-cell>
          <table:table-cell office:value-type="float" office:value="243" table:style-name="ce5">
            <text:p>243</text:p>
          </table:table-cell>
          <table:table-cell office:value-type="float" office:value="225.6" table:style-name="ce5">
            <text:p>2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3" table:style-name="ce5">
            <text:p>243</text:p>
          </table:table-cell>
          <table:table-cell office:value-type="float" office:value="225.6" table:style-name="ce5">
            <text:p>226</text:p>
          </table:table-cell>
          <table:table-cell office:value-type="float" office:value="0" table:style-name="ce5">
            <text:p>0</text:p>
          </table:table-cell>
          <table:table-cell office:value-type="float" office:value="2085" table:style-name="ce5">
            <text:p>2,085</text:p>
          </table:table-cell>
          <table:table-cell office:value-type="float" office:value="1931.0905699999964" table:style-name="ce5">
            <text:p>1,931</text:p>
          </table:table-cell>
          <table:table-cell office:value-type="float" office:value="3867764.1" table:style-name="ce5">
            <text:p>3,867,764</text:p>
          </table:table-cell>
          <table:table-cell office:value-type="float" office:value="57499.239999999991" table:style-name="ce5">
            <text:p>57,499</text:p>
          </table:table-cell>
          <table:table-cell office:value-type="float" office:value="93064.790000000008" table:style-name="ce5">
            <text:p>93,065</text:p>
          </table:table-cell>
          <table:table-cell office:value-type="float" office:value="311121" table:style-name="ce5">
            <text:p>311,121</text:p>
          </table:table-cell>
          <table:table-cell office:value-type="float" office:value="1030048.6199999999" table:style-name="ce5">
            <text:p>1,030,049</text:p>
          </table:table-cell>
          <table:table-cell office:value-type="float" office:value="396687.75" table:style-name="ce5">
            <text:p>396,688</text:p>
          </table:table-cell>
          <table:table-cell office:value-type="float" office:value="5756185.5" table:style-name="ce5">
            <text:p>5,756,186</text:p>
          </table:table-cell>
          <table:table-cell office:value-type="float" office:value="687178.14" table:style-name="ce6">
            <text:p>687,178</text:p>
          </table:table-cell>
          <table:table-cell office:value-type="float" office:value="90787.199999999997" table:style-name="ce6">
            <text:p>90,787</text:p>
          </table:table-cell>
          <table:table-cell office:value-type="float" office:value="777965.34" table:style-name="ce6">
            <text:p>777,965</text:p>
          </table:table-cell>
          <table:table-cell office:value-type="float" office:value="6534150.8399999999" table:style-name="ce6">
            <text:p>6,534,15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9" table:style-name="ce5">
            <text:p>2,219</text:p>
          </table:table-cell>
          <table:table-cell office:value-type="float" office:value="2008.1235585585532" table:style-name="ce5">
            <text:p>2,008</text:p>
          </table:table-cell>
          <table:table-cell office:value-type="float" office:value="2219" table:style-name="ce5">
            <text:p>2,219</text:p>
          </table:table-cell>
          <table:table-cell office:value-type="float" office:value="2008.1235585585532" table:style-name="ce5">
            <text:p>2,008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" table:style-name="ce5">
            <text:p>53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2272" table:style-name="ce5">
            <text:p>2,272</text:p>
          </table:table-cell>
          <table:table-cell office:value-type="float" office:value="2061.1235585585532" table:style-name="ce5">
            <text:p>2,061</text:p>
          </table:table-cell>
          <table:table-cell office:value-type="float" office:value="9915750.3899999894" table:style-name="ce5">
            <text:p>9,915,7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15750.3899999894" table:style-name="ce5">
            <text:p>9,915,750</text:p>
          </table:table-cell>
          <table:table-cell office:value-type="float" office:value="601812.58000000007" table:style-name="ce6">
            <text:p>601,813</text:p>
          </table:table-cell>
          <table:table-cell office:value-type="float" office:value="0" table:style-name="ce6">
            <text:p>0</text:p>
          </table:table-cell>
          <table:table-cell office:value-type="float" office:value="601812.58000000007" table:style-name="ce6">
            <text:p>601,813</text:p>
          </table:table-cell>
          <table:table-cell office:value-type="float" office:value="10517562.969999989" table:style-name="ce6">
            <text:p>10,517,563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" table:style-name="ce5">
            <text:p>110</text:p>
          </table:table-cell>
          <table:table-cell office:value-type="float" office:value="101.63" table:style-name="ce5">
            <text:p>102</text:p>
          </table:table-cell>
          <table:table-cell office:value-type="float" office:value="110" table:style-name="ce5">
            <text:p>110</text:p>
          </table:table-cell>
          <table:table-cell office:value-type="float" office:value="101.63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" table:style-name="ce5">
            <text:p>110</text:p>
          </table:table-cell>
          <table:table-cell office:value-type="float" office:value="101.63" table:style-name="ce5">
            <text:p>102</text:p>
          </table:table-cell>
          <table:table-cell office:value-type="float" office:value="542372" table:style-name="ce5">
            <text:p>542,372</text:p>
          </table:table-cell>
          <table:table-cell office:value-type="float" office:value="0" table:style-name="ce5">
            <text:p>0</text:p>
          </table:table-cell>
          <table:table-cell office:value-type="float" office:value="2915" table:style-name="ce5">
            <text:p>2,9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5287" table:style-name="ce5">
            <text:p>545,28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45287" table:style-name="ce6">
            <text:p>545,28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23.6" table:style-name="ce5">
            <text:p>24</text:p>
          </table:table-cell>
          <table:table-cell office:value-type="float" office:value="62" table:style-name="ce5">
            <text:p>62</text:p>
          </table:table-cell>
          <table:table-cell office:value-type="float" office:value="61.4" table:style-name="ce5">
            <text:p>61</text:p>
          </table:table-cell>
          <table:table-cell office:value-type="float" office:value="11" table:style-name="ce5">
            <text:p>11</text:p>
          </table:table-cell>
          <table:table-cell office:value-type="float" office:value="10.6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2" table:style-name="ce5">
            <text:p>102</text:p>
          </table:table-cell>
          <table:table-cell office:value-type="float" office:value="99.8" table:style-name="ce5">
            <text:p>10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.10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4" table:style-name="ce5">
            <text:p>104</text:p>
          </table:table-cell>
          <table:table-cell office:value-type="float" office:value="100.89999999999999" table:style-name="ce5">
            <text:p>101</text:p>
          </table:table-cell>
          <table:table-cell office:value-type="float" office:value="360386.76" table:style-name="ce5">
            <text:p>360,387</text:p>
          </table:table-cell>
          <table:table-cell office:value-type="float" office:value="4635.08" table:style-name="ce5">
            <text:p>4,635</text:p>
          </table:table-cell>
          <table:table-cell office:value-type="float" office:value="0" table:style-name="ce5">
            <text:p>0</text:p>
          </table:table-cell>
          <table:table-cell office:value-type="float" office:value="528.75" table:style-name="ce5">
            <text:p>529</text:p>
          </table:table-cell>
          <table:table-cell office:value-type="float" office:value="91345.35" table:style-name="ce5">
            <text:p>91,345</text:p>
          </table:table-cell>
          <table:table-cell office:value-type="float" office:value="38908.419999999991" table:style-name="ce5">
            <text:p>38,908</text:p>
          </table:table-cell>
          <table:table-cell office:value-type="float" office:value="495804.36000000004" table:style-name="ce5">
            <text:p>495,804</text:p>
          </table:table-cell>
          <table:table-cell office:value-type="float" office:value="1545.82" table:style-name="ce6">
            <text:p>1,546</text:p>
          </table:table-cell>
          <table:table-cell office:value-type="float" office:value="2136" table:style-name="ce6">
            <text:p>2,136</text:p>
          </table:table-cell>
          <table:table-cell office:value-type="float" office:value="3681.8199999999997" table:style-name="ce6">
            <text:p>3,682</text:p>
          </table:table-cell>
          <table:table-cell office:value-type="float" office:value="499486.18000000005" table:style-name="ce6">
            <text:p>499,486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" table:style-name="ce5">
            <text:p>38</text:p>
          </table:table-cell>
          <table:table-cell office:value-type="float" office:value="33.9" table:style-name="ce5">
            <text:p>34</text:p>
          </table:table-cell>
          <table:table-cell office:value-type="float" office:value="38" table:style-name="ce5">
            <text:p>38</text:p>
          </table:table-cell>
          <table:table-cell office:value-type="float" office:value="33.9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" table:style-name="ce5">
            <text:p>38</text:p>
          </table:table-cell>
          <table:table-cell office:value-type="float" office:value="33.9" table:style-name="ce5">
            <text:p>34</text:p>
          </table:table-cell>
          <table:table-cell office:value-type="float" office:value="302422.37999999989" table:style-name="ce5">
            <text:p>302,4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2422.37999999989" table:style-name="ce5">
            <text:p>302,42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02422.37999999989" table:style-name="ce6">
            <text:p>302,422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20" table:style-name="ce5">
            <text:p>20</text:p>
          </table:table-cell>
          <table:table-cell office:value-type="float" office:value="19.100000000000001" table:style-name="ce5">
            <text:p>19</text:p>
          </table:table-cell>
          <table:table-cell office:value-type="float" office:value="140" table:style-name="ce5">
            <text:p>140</text:p>
          </table:table-cell>
          <table:table-cell office:value-type="float" office:value="136.9" table:style-name="ce5">
            <text:p>137</text:p>
          </table:table-cell>
          <table:table-cell office:value-type="float" office:value="58" table:style-name="ce5">
            <text:p>58</text:p>
          </table:table-cell>
          <table:table-cell office:value-type="float" office:value="56.4" table:style-name="ce5">
            <text:p>56</text:p>
          </table:table-cell>
          <table:table-cell office:value-type="float" office:value="12" table:style-name="ce5">
            <text:p>12</text:p>
          </table:table-cell>
          <table:table-cell office:value-type="float" office:value="11.2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1" table:style-name="ce5">
            <text:p>231</text:p>
          </table:table-cell>
          <table:table-cell office:value-type="float" office:value="224.6" table:style-name="ce5">
            <text:p>22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35" table:style-name="ce5">
            <text:p>235</text:p>
          </table:table-cell>
          <table:table-cell office:value-type="float" office:value="228.6" table:style-name="ce5">
            <text:p>229</text:p>
          </table:table-cell>
          <table:table-cell office:value-type="float" office:value="575989.32000000007" table:style-name="ce5">
            <text:p>575,989</text:p>
          </table:table-cell>
          <table:table-cell office:value-type="float" office:value="3627.81" table:style-name="ce5">
            <text:p>3,628</text:p>
          </table:table-cell>
          <table:table-cell office:value-type="float" office:value="-1545" table:style-name="ce5">
            <text:p>-1,545</text:p>
          </table:table-cell>
          <table:table-cell office:value-type="float" office:value="389.73" table:style-name="ce5">
            <text:p>390</text:p>
          </table:table-cell>
          <table:table-cell office:value-type="float" office:value="154878.14000000001" table:style-name="ce5">
            <text:p>154,878</text:p>
          </table:table-cell>
          <table:table-cell office:value-type="float" office:value="61808.65" table:style-name="ce5">
            <text:p>61,809</text:p>
          </table:table-cell>
          <table:table-cell office:value-type="float" office:value="795148.65000000014" table:style-name="ce5">
            <text:p>795,149</text:p>
          </table:table-cell>
          <table:table-cell office:value-type="float" office:value="12301.38" table:style-name="ce6">
            <text:p>12,301</text:p>
          </table:table-cell>
          <table:table-cell office:value-type="float" office:value="0" table:style-name="ce6">
            <text:p>0</text:p>
          </table:table-cell>
          <table:table-cell office:value-type="float" office:value="12301.38" table:style-name="ce6">
            <text:p>12,301</text:p>
          </table:table-cell>
          <table:table-cell office:value-type="float" office:value="807450.03000000014" table:style-name="ce6">
            <text:p>807,450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5" table:style-name="ce5">
            <text:p>15</text:p>
          </table:table-cell>
          <table:table-cell office:value-type="float" office:value="14.1" table:style-name="ce5">
            <text:p>14</text:p>
          </table:table-cell>
          <table:table-cell office:value-type="float" office:value="41" table:style-name="ce5">
            <text:p>41</text:p>
          </table:table-cell>
          <table:table-cell office:value-type="float" office:value="39.46" table:style-name="ce5">
            <text:p>39</text:p>
          </table:table-cell>
          <table:table-cell office:value-type="float" office:value="29" table:style-name="ce5">
            <text:p>29</text:p>
          </table:table-cell>
          <table:table-cell office:value-type="float" office:value="28.81" table:style-name="ce5">
            <text:p>29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" table:style-name="ce5">
            <text:p>91</text:p>
          </table:table-cell>
          <table:table-cell office:value-type="float" office:value="87.3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" table:style-name="ce5">
            <text:p>91</text:p>
          </table:table-cell>
          <table:table-cell office:value-type="float" office:value="87.37" table:style-name="ce5">
            <text:p>87</text:p>
          </table:table-cell>
          <table:table-cell office:value-type="float" office:value="378232.58" table:style-name="ce5">
            <text:p>378,233</text:p>
          </table:table-cell>
          <table:table-cell office:value-type="float" office:value="3053.99" table:style-name="ce5">
            <text:p>3,054</text:p>
          </table:table-cell>
          <table:table-cell office:value-type="float" office:value="525" table:style-name="ce5">
            <text:p>525</text:p>
          </table:table-cell>
          <table:table-cell office:value-type="float" office:value="0" table:style-name="ce5">
            <text:p>0</text:p>
          </table:table-cell>
          <table:table-cell office:value-type="float" office:value="100787.72" table:style-name="ce5">
            <text:p>100,788</text:p>
          </table:table-cell>
          <table:table-cell office:value-type="float" office:value="41092.589999999997" table:style-name="ce5">
            <text:p>41,093</text:p>
          </table:table-cell>
          <table:table-cell office:value-type="float" office:value="523691.88" table:style-name="ce5">
            <text:p>523,69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23691.88" table:style-name="ce6">
            <text:p>523,692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uly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6" table:style-name="ce5">
            <text:p>6</text:p>
          </table:table-cell>
          <table:table-cell office:value-type="float" office:value="5.59" table:style-name="ce5">
            <text:p>6</text:p>
          </table:table-cell>
          <table:table-cell office:value-type="float" office:value="11" table:style-name="ce5">
            <text:p>11</text:p>
          </table:table-cell>
          <table:table-cell office:value-type="float" office:value="10.61" table:style-name="ce5">
            <text:p>11</text:p>
          </table:table-cell>
          <table:table-cell office:value-type="float" office:value="17" table:style-name="ce5">
            <text:p>17</text:p>
          </table:table-cell>
          <table:table-cell office:value-type="float" office:value="16.73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16.510000000000002" table:style-name="ce5">
            <text:p>17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0" table:style-name="ce5">
            <text:p>60</text:p>
          </table:table-cell>
          <table:table-cell office:value-type="float" office:value="58.44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" table:style-name="ce5">
            <text:p>60</text:p>
          </table:table-cell>
          <table:table-cell office:value-type="float" office:value="58.44" table:style-name="ce5">
            <text:p>58</text:p>
          </table:table-cell>
          <table:table-cell office:value-type="float" office:value="217389.76" table:style-name="ce5">
            <text:p>217,390</text:p>
          </table:table-cell>
          <table:table-cell office:value-type="float" office:value="4853.78" table:style-name="ce5">
            <text:p>4,854</text:p>
          </table:table-cell>
          <table:table-cell office:value-type="float" office:value="3787.7200000000003" table:style-name="ce5">
            <text:p>3,788</text:p>
          </table:table-cell>
          <table:table-cell office:value-type="float" office:value="0" table:style-name="ce5">
            <text:p>0</text:p>
          </table:table-cell>
          <table:table-cell office:value-type="float" office:value="63585.09" table:style-name="ce5">
            <text:p>63,585</text:p>
          </table:table-cell>
          <table:table-cell office:value-type="float" office:value="24377.760000000002" table:style-name="ce5">
            <text:p>24,378</text:p>
          </table:table-cell>
          <table:table-cell office:value-type="float" office:value="313994.11" table:style-name="ce5">
            <text:p>313,994</text:p>
          </table:table-cell>
          <table:table-cell office:value-type="float" office:value="0.01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.01" table:style-name="ce6">
            <text:p>0</text:p>
          </table:table-cell>
          <table:table-cell office:value-type="float" office:value="313994.12" table:style-name="ce6">
            <text:p>313,994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Hartley, Robert</meta:initial-creator>
    <dc:creator>Dale, Harriet | (She/Hers)</dc:creator>
    <meta:creation-date>2022-09-30T10:29:42Z</meta:creation-date>
    <dc:date>2024-11-29T14:14:03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